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 style:data-style-name="N60"/>
    <style:style style:name="ce3" style:family="table-cell" style:parent-style-name="Default" style:data-style-name="N121">
      <style:table-cell-properties fo:background-color="#66ff66"/>
    </style:style>
    <style:style style:name="ce4" style:family="table-cell" style:parent-style-name="Default" style:data-style-name="N60">
      <style:table-cell-properties fo:background-color="#66ff66"/>
    </style:style>
    <style:style style:name="ce5" style:family="table-cell" style:parent-style-name="Default" style:data-style-name="N122">
      <style:table-cell-properties fo:background-color="#66ff66"/>
    </style:style>
    <style:style style:name="ce6" style:family="table-cell" style:parent-style-name="Default" style:data-style-name="N2">
      <style:table-cell-properties fo:background-color="#66ff66"/>
    </style:style>
    <style:style style:name="ce7" style:family="table-cell" style:parent-style-name="Default" style:data-style-name="N2">
      <style:table-cell-properties fo:background-color="#66ff66"/>
      <style:text-properties fo:color="#0000ff"/>
    </style:style>
    <style:style style:name="ce8" style:family="table-cell" style:parent-style-name="Default">
      <style:table-cell-properties fo:background-color="#66ff66"/>
      <style:text-properties fo:color="#0000ff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_scale</text:p>
          </table:table-cell>
          <table:table-cell table:style-name="ce2" office:value-type="string" calcext:value-type="string">
            <text:p>calculated Ps</text:p>
          </table:table-cell>
          <table:table-cell table:style-name="ce2" office:value-type="string" calcext:value-type="string">
            <text:p>octave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100335" calcext:value-type="float">
            <text:p>11100335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41352" calcext:value-type="float">
            <text:p>0.041352</text:p>
          </table:table-cell>
          <table:table-cell table:style-name="ce2" office:value-type="float" office:value="0.041354" calcext:value-type="float">
            <text:p>0.041354</text:p>
          </table:table-cell>
          <table:table-cell table:formula="of:=ABS(([.F2]-[.E2])/[.F2]*100)" office:value-type="float" office:value="0.00483629153164159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20146" calcext:value-type="float">
            <text:p>1382014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32178" calcext:value-type="float">
            <text:p>0.0032178</text:p>
          </table:table-cell>
          <table:table-cell table:style-name="ce2" office:value-type="float" office:value="0.003218" calcext:value-type="float">
            <text:p>0.003218</text:p>
          </table:table-cell>
          <table:table-cell table:formula="of:=ABS(([.F3]-[.E3])/[.F3]*100)" office:value-type="float" office:value="0.00621504039776611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259132" calcext:value-type="float">
            <text:p>1725913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25115" calcext:value-type="float">
            <text:p>0.00025115</text:p>
          </table:table-cell>
          <table:table-cell table:style-name="ce2" office:value-type="float" office:value="0.00025119" calcext:value-type="float">
            <text:p>0.00025119</text:p>
          </table:table-cell>
          <table:table-cell table:formula="of:=ABS(([.F4]-[.E4])/[.F4]*100)" office:value-type="float" office:value="0.0159242008041639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777292" calcext:value-type="float">
            <text:p>10777292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019604" calcext:value-type="float">
            <text:p>1.9604E-005</text:p>
          </table:table-cell>
          <table:table-cell table:style-name="ce2" office:value-type="float" office:value="0.000019607" calcext:value-type="float">
            <text:p>1.9607E-005</text:p>
          </table:table-cell>
          <table:table-cell table:formula="of:=ABS(([.F5]-[.E5])/[.F5]*100)" office:value-type="float" office:value="0.0153006579282899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222933" calcext:value-type="float">
            <text:p>10222933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0000000000044335" calcext:value-type="float">
            <text:p>4.4335E-012</text:p>
          </table:table-cell>
          <table:table-cell table:style-name="ce2" office:value-type="float" office:value="0.0000000000044354" calcext:value-type="float">
            <text:p>4.4354E-012</text:p>
          </table:table-cell>
          <table:table-cell table:formula="of:=ABS(([.F8]-[.E8])/[.F8]*100)" office:value-type="float" office:value="0.0428371736483886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794924" calcext:value-type="float">
            <text:p>11794924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3.7218E-023" calcext:value-type="float">
            <text:p>3.7218E-023</text:p>
          </table:table-cell>
          <table:table-cell table:style-name="ce2" office:value-type="float" office:value="3.725E-023" calcext:value-type="float">
            <text:p>3.725E-023</text:p>
          </table:table-cell>
          <table:table-cell table:formula="of:=ABS(([.F11]-[.E11])/[.F11]*100)" office:value-type="float" office:value="0.0859060402684561" calcext:value-type="float">
            <text:p/>
          </table:table-cell>
          <table:table-cell table:number-columns-repeated="11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264" calcext:value-type="float">
            <text:p>15264</text:p>
          </table:table-cell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38276" calcext:value-type="float">
            <text:p>138276</text:p>
          </table:table-cell>
          <table:table-cell office:value-type="float" office:value="420" calcext:value-type="float">
            <text:p>420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40611" calcext:value-type="float">
            <text:p>240611</text:p>
          </table:table-cell>
          <table:table-cell office:value-type="float" office:value="539" calcext:value-type="float">
            <text:p>53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69922" calcext:value-type="float">
            <text:p>86992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formula="of:=22*1/0.85" office:value-type="float" office:value="25.8823529411765" calcext:value-type="float">
            <text:p/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ew dat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66244" calcext:value-type="float">
            <text:p>136624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.0278E-030" calcext:value-type="float">
            <text:p>1.0278E-030</text:p>
          </table:table-cell>
          <table:table-cell table:style-name="ce2" office:value-type="float" office:value="9.8565E-031" calcext:value-type="float">
            <text:p>9.8565E-031</text:p>
          </table:table-cell>
          <table:table-cell table:formula="of:=ABS(([.F29]-[.E29])/[.F29]*100)" office:value-type="float" office:value="4.27636584994674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9.4231E-061" calcext:value-type="float">
            <text:p>9.4231E-061</text:p>
          </table:table-cell>
          <table:table-cell table:formula="of:=ABS(([.F30]-[.E30])/[.F30]*100)" office:value-type="float" office:value="100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2" office:value-type="float" office:value="8.7269E-112" calcext:value-type="float">
            <text:p>8.7269E-112</text:p>
          </table:table-cell>
          <table:table-cell table:formula="of:=ABS(([.F31]-[.E31])/[.F31]*100)" office:value-type="float" office:value="100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8.234E-151" calcext:value-type="float">
            <text:p>8.234E-151</text:p>
          </table:table-cell>
          <table:table-cell table:formula="of:=ABS(([.F32]-[.E32])/[.F32]*100)" office:value-type="float" office:value="100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2" office:value-type="float" office:value="7.2599E-235" calcext:value-type="float">
            <text:p>7.2599E-235</text:p>
          </table:table-cell>
          <table:table-cell table:formula="of:=ABS(([.F33]-[.E33])/[.F33]*100)" office:value-type="float" office:value="100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6.5761E-301" calcext:value-type="float">
            <text:p>6.5761E-301</text:p>
          </table:table-cell>
          <table:table-cell table:formula="of:=ABS(([.F34]-[.E34])/[.F34]*100)" office:value-type="float" office:value="100" calcext:value-type="float">
            <text:p/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ew data</text:p>
          </table:table-cell>
          <table:table-cell office:value-type="string" calcext:value-type="string">
            <text:p>OP1_width:25</text:p>
          </table:table-cell>
          <table:table-cell office:value-type="string" calcext:value-type="string">
            <text:p>OP2_width: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alculated Ps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hroughput</text:p>
          </table:table-cell>
          <table:table-cell table:number-columns-repeated="6"/>
          <table:table-cell office:value-type="string" calcext:value-type="string">
            <text:p>slices</text:p>
          </table:table-cell>
          <table:table-cell office:value-type="string" calcext:value-type="string">
            <text:p>block RAM/FIFO</text:p>
          </table:table-cell>
          <table:table-cell office:value-type="string" calcext:value-type="string">
            <text:p>DSP-Slic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99603" calcext:value-type="float">
            <text:p>899603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.3536E-030" calcext:value-type="float">
            <text:p>1.3536E-030</text:p>
          </table:table-cell>
          <table:table-cell table:style-name="ce2" office:value-type="float" office:value="1.3786E-030" calcext:value-type="float">
            <text:p>1.3786E-030</text:p>
          </table:table-cell>
          <table:table-cell table:formula="of:=ABS(([.F39]-[.E39])/[.F39]*100)" office:value-type="float" office:value="1.813433918468" calcext:value-type="float">
            <text:p/>
          </table:table-cell>
          <table:table-cell office:value-type="string" calcext:value-type="string">
            <text:p>1.1ms</text:p>
          </table:table-cell>
          <table:table-cell office:value-type="string" calcext:value-type="string">
            <text:p>110us</text:p>
          </table:table-cell>
          <table:table-cell table:number-columns-repeated="6"/>
          <table:table-cell office:value-type="float" office:value="2668" calcext:value-type="float">
            <text:p>266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621443" calcext:value-type="float">
            <text:p>1621443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3.7791E-150" calcext:value-type="float">
            <text:p>3.7791E-150</text:p>
          </table:table-cell>
          <table:table-cell table:style-name="ce2" office:value-type="float" office:value="4.1463E-150" calcext:value-type="float">
            <text:p>4.1463E-150</text:p>
          </table:table-cell>
          <table:table-cell table:formula="of:=ABS(([.F40]-[.E40])/[.F40]*100)" office:value-type="float" office:value="8.85608856088561" calcext:value-type="float">
            <text:p/>
          </table:table-cell>
          <table:table-cell office:value-type="string" calcext:value-type="string">
            <text:p>5.5ms</text:p>
          </table:table-cell>
          <table:table-cell office:value-type="string" calcext:value-type="string">
            <text:p>110us</text:p>
          </table:table-cell>
          <table:table-cell table:number-columns-repeated="6"/>
          <table:table-cell office:value-type="float" office:value="13541" calcext:value-type="float">
            <text:p>1354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783447" calcext:value-type="float">
            <text:p>1783447</text:p>
          </table:table-cell>
          <table:table-cell office:value-type="float" office:value="790" calcext:value-type="float">
            <text:p>790</text:p>
          </table:table-cell>
          <table:table-cell table:style-name="ce2" office:value-type="float" office:value="8.1623E-240" calcext:value-type="float">
            <text:p>8.1623E-240</text:p>
          </table:table-cell>
          <table:table-cell table:style-name="ce2" office:value-type="float" office:value="9.4693E-240" calcext:value-type="float">
            <text:p>9.4693E-240</text:p>
          </table:table-cell>
          <table:table-cell table:formula="of:=ABS(([.F41]-[.E41])/[.F41]*100)" office:value-type="float" office:value="13.8024986007414" calcext:value-type="float">
            <text:p/>
          </table:table-cell>
          <table:table-cell office:value-type="string" calcext:value-type="string">
            <text:p>8.8ms</text:p>
          </table:table-cell>
          <table:table-cell office:value-type="string" calcext:value-type="string">
            <text:p>110us</text:p>
          </table:table-cell>
          <table:table-cell table:number-columns-repeated="6"/>
          <table:table-cell office:value-type="float" office:value="21762" calcext:value-type="float">
            <text:p>2176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1.6422E-299" calcext:value-type="float">
            <text:p>1.6422E-299</text:p>
          </table:table-cell>
          <table:table-cell table:formula="of:=ABS(([.F42]-[.E42])/[.F42]*100)" office:value-type="float" office:value="100" calcext:value-type="float">
            <text:p/>
          </table:table-cell>
          <table:table-cell office:value-type="string" calcext:value-type="string">
            <text:p>11ms</text:p>
          </table:table-cell>
          <table:table-cell office:value-type="string" calcext:value-type="string">
            <text:p>110us</text:p>
          </table:table-cell>
          <table:table-cell table:number-columns-repeated="6"/>
          <table:table-cell office:value-type="float" office:value="27166" calcext:value-type="float">
            <text:p>27166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8054" calcext:value-type="float">
            <text:p>898054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float" office:value="1.3512E-030" calcext:value-type="float">
            <text:p>1.3512E-030</text:p>
          </table:table-cell>
          <table:table-cell table:style-name="ce3" table:formula="of:=[.F39]" office:value-type="float" office:value="1.3786E-030" calcext:value-type="float">
            <text:p/>
          </table:table-cell>
          <table:table-cell table:style-name="ce5" table:formula="of:=ABS(([.F45]-[.E45])/[.F45]*100)" office:value-type="float" office:value="1.98752357464095" calcext:value-type="float">
            <text:p/>
          </table:table-cell>
          <table:table-cell table:style-name="ce1" office:value-type="string" calcext:value-type="string">
            <text:p>1.1ms</text:p>
          </table:table-cell>
          <table:table-cell table:style-name="ce1" office:value-type="string" calcext:value-type="string">
            <text:p>110us</text:p>
          </table:table-cell>
          <table:table-cell table:style-name="ce1" table:number-columns-repeated="6"/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70905" calcext:value-type="float">
            <text:p>1470905</text:p>
          </table:table-cell>
          <table:table-cell table:style-name="ce1" office:value-type="float" office:value="194" calcext:value-type="float">
            <text:p>194</text:p>
          </table:table-cell>
          <table:table-cell table:style-name="ce3" office:value-type="float" office:value="1.7459E-060" calcext:value-type="float">
            <text:p>1.7459E-060</text:p>
          </table:table-cell>
          <table:table-cell table:style-name="ce3" office:value-type="float" office:value="1.8155E-060" calcext:value-type="float">
            <text:p>1.8155E-060</text:p>
          </table:table-cell>
          <table:table-cell table:style-name="ce5" table:formula="of:=ABS(([.F46]-[.E46])/[.F46]*100)" office:value-type="float" office:value="3.83365464059488" calcext:value-type="float">
            <text:p/>
          </table:table-cell>
          <table:table-cell table:style-name="ce1" office:value-type="string" calcext:value-type="string">
            <text:p>2.2ms</text:p>
          </table:table-cell>
          <table:table-cell table:style-name="ce1" office:value-type="string" calcext:value-type="string">
            <text:p>110us</text:p>
          </table:table-cell>
          <table:table-cell table:style-name="ce1" table:number-columns-repeated="6"/>
          <table:table-cell table:style-name="ce1" office:value-type="float" office:value="5462" calcext:value-type="float">
            <text:p>546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5885" calcext:value-type="float">
            <text:p>1615885</text:p>
          </table:table-cell>
          <table:table-cell table:style-name="ce1" office:value-type="float" office:value="492" calcext:value-type="float">
            <text:p>492</text:p>
          </table:table-cell>
          <table:table-cell table:style-name="ce3" office:value-type="float" office:value="3.7662E-150" calcext:value-type="float">
            <text:p>3.7662E-150</text:p>
          </table:table-cell>
          <table:table-cell table:style-name="ce3" table:formula="of:=[.F40]" office:value-type="float" office:value="4.1463E-150" calcext:value-type="float">
            <text:p/>
          </table:table-cell>
          <table:table-cell table:style-name="ce5" table:formula="of:=ABS(([.F47]-[.E47])/[.F47]*100)" office:value-type="float" office:value="9.16720931915202" calcext:value-type="float">
            <text:p/>
          </table:table-cell>
          <table:table-cell table:style-name="ce1" office:value-type="string" calcext:value-type="string">
            <text:p>5.5ms</text:p>
          </table:table-cell>
          <table:table-cell table:style-name="ce1" office:value-type="string" calcext:value-type="string">
            <text:p>110us</text:p>
          </table:table-cell>
          <table:table-cell table:style-name="ce1" table:number-columns-repeated="6"/>
          <table:table-cell table:style-name="ce1" office:value-type="float" office:value="13694" calcext:value-type="float">
            <text:p>1369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new data</text:p>
          </table:table-cell>
          <table:table-cell office:value-type="string" calcext:value-type="string">
            <text:p>OP1_width:25</text:p>
          </table:table-cell>
          <table:table-cell office:value-type="string" calcext:value-type="string">
            <text:p>OP2_width:25</text:p>
          </table:table-cell>
          <table:table-cell table:number-columns-repeated="2"/>
          <table:table-cell table:style-name="ce2"/>
          <table:table-cell table:number-columns-repeated="4"/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scaling</text:p>
          </table:table-cell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15755" calcext:value-type="float">
            <text:p>1115755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float" office:value="1.6788E-030" calcext:value-type="float">
            <text:p>1.6788E-030</text:p>
          </table:table-cell>
          <table:table-cell table:style-name="ce3" office:value-type="float" office:value="1.6821E-030" calcext:value-type="float">
            <text:p>1.6821E-030</text:p>
          </table:table-cell>
          <table:table-cell table:style-name="ce5" table:formula="of:=ABS(([.F52]-[.E52])/[.F52]*100)" office:value-type="float" office:value="0.196183342250772" calcext:value-type="float">
            <text:p/>
          </table:table-cell>
          <table:table-cell table:style-name="ce6" table:formula="of:=1.1*1/0.85" office:value-type="float" office:value="1.29411764705882" calcext:value-type="float">
            <text:p/>
          </table:table-cell>
          <table:table-cell table:style-name="ce6" table:formula="of:=0.11*1/0.85" office:value-type="float" office:value="0.129411764705882" calcext:value-type="float">
            <text:p/>
          </table:table-cell>
          <table:table-cell table:style-name="ce6" table:formula="of:=1/[.I52]" office:value-type="float" office:value="7.72727272727275" calcext:value-type="float">
            <text:p/>
          </table:table-cell>
          <table:table-cell table:style-name="ce1" office:value-type="float" office:value="0.28" calcext:value-type="float">
            <text:p>0.28</text:p>
          </table:table-cell>
          <table:table-cell table:style-name="ce1" table:formula="of:=1/[.K52]" office:value-type="float" office:value="3.57142857142857" calcext:value-type="float">
            <text:p/>
          </table:table-cell>
          <table:table-cell table:style-name="ce1" office:value-type="float" office:value="0.45" calcext:value-type="float">
            <text:p>0.45</text:p>
          </table:table-cell>
          <table:table-cell table:style-name="ce6" table:formula="of:=[.K52]/[.I52]" office:value-type="float" office:value="2.16363636363637" calcext:value-type="float">
            <text:p/>
          </table:table-cell>
          <table:table-cell table:style-name="ce6" table:formula="of:=[.M52]/[.I52]" office:value-type="float" office:value="3.47727272727274" calcext:value-type="float">
            <text:p/>
          </table:table-cell>
          <table:table-cell table:style-name="ce1" office:value-type="float" office:value="2804" calcext:value-type="float">
            <text:p>280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81759" calcext:value-type="float">
            <text:p>1281759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3.0428E-060" calcext:value-type="float">
            <text:p>3.0428E-060</text:p>
          </table:table-cell>
          <table:table-cell table:style-name="ce3" office:value-type="float" office:value="3.0504E-060" calcext:value-type="float">
            <text:p>3.0504E-060</text:p>
          </table:table-cell>
          <table:table-cell table:style-name="ce5" table:formula="of:=ABS(([.F53]-[.E53])/[.F53]*100)" office:value-type="float" office:value="0.249147652766845" calcext:value-type="float">
            <text:p/>
          </table:table-cell>
          <table:table-cell table:style-name="ce6" table:formula="of:=2.2*1/0.85" office:value-type="float" office:value="2.58823529411765" calcext:value-type="float">
            <text:p/>
          </table:table-cell>
          <table:table-cell table:style-name="ce6" table:formula="of:=0.11*1/0.85" office:value-type="float" office:value="0.129411764705882" calcext:value-type="float">
            <text:p/>
          </table:table-cell>
          <table:table-cell table:style-name="ce6" table:formula="of:=1/[.I53]" office:value-type="float" office:value="7.72727272727275" calcext:value-type="float">
            <text:p/>
          </table:table-cell>
          <table:table-cell table:style-name="ce1" office:value-type="float" office:value="0.43" calcext:value-type="float">
            <text:p>0.43</text:p>
          </table:table-cell>
          <table:table-cell table:style-name="ce1" table:formula="of:=1/[.K53]" office:value-type="float" office:value="2.32558139534884" calcext:value-type="float">
            <text:p/>
          </table:table-cell>
          <table:table-cell table:style-name="ce1" office:value-type="float" office:value="0.77" calcext:value-type="float">
            <text:p>0.77</text:p>
          </table:table-cell>
          <table:table-cell table:style-name="ce6" table:formula="of:=[.K53]/[.I53]" office:value-type="float" office:value="3.32272727272728" calcext:value-type="float">
            <text:p/>
          </table:table-cell>
          <table:table-cell table:style-name="ce6" table:formula="of:=[.M53]/[.I53]" office:value-type="float" office:value="5.95000000000002" calcext:value-type="float">
            <text:p/>
          </table:table-cell>
          <table:table-cell table:style-name="ce1" office:value-type="float" office:value="5624" calcext:value-type="float">
            <text:p>56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1654" calcext:value-type="float">
            <text:p>971654</text:p>
          </table:table-cell>
          <table:table-cell table:style-name="ce1" office:value-type="float" office:value="489" calcext:value-type="float">
            <text:p>489</text:p>
          </table:table-cell>
          <table:table-cell table:style-name="ce3" office:value-type="float" office:value="1.8117E-149" calcext:value-type="float">
            <text:p>1.8117E-149</text:p>
          </table:table-cell>
          <table:table-cell table:style-name="ce3" office:value-type="float" office:value="1.8169E-149" calcext:value-type="float">
            <text:p>1.8169E-149</text:p>
          </table:table-cell>
          <table:table-cell table:style-name="ce5" table:formula="of:=ABS(([.F54]-[.E54])/[.F54]*100)" office:value-type="float" office:value="0.286201772249429" calcext:value-type="float">
            <text:p/>
          </table:table-cell>
          <table:table-cell table:style-name="ce6" table:formula="of:=5.5*1/0.85" office:value-type="float" office:value="6.47058823529412" calcext:value-type="float">
            <text:p/>
          </table:table-cell>
          <table:table-cell table:style-name="ce6" table:formula="of:=0.11*1/0.85" office:value-type="float" office:value="0.129411764705882" calcext:value-type="float">
            <text:p/>
          </table:table-cell>
          <table:table-cell table:style-name="ce6" table:formula="of:=1/[.I54]" office:value-type="float" office:value="7.72727272727275" calcext:value-type="float">
            <text:p/>
          </table:table-cell>
          <table:table-cell table:style-name="ce1" office:value-type="float" office:value="0.87" calcext:value-type="float">
            <text:p>0.87</text:p>
          </table:table-cell>
          <table:table-cell table:style-name="ce1" table:formula="of:=1/[.K54]" office:value-type="float" office:value="1.14942528735632" calcext:value-type="float">
            <text:p/>
          </table:table-cell>
          <table:table-cell table:style-name="ce1" office:value-type="float" office:value="1.71" calcext:value-type="float">
            <text:p>1.71</text:p>
          </table:table-cell>
          <table:table-cell table:style-name="ce6" table:formula="of:=[.K54]/[.I54]" office:value-type="float" office:value="6.72272727272729" calcext:value-type="float">
            <text:p/>
          </table:table-cell>
          <table:table-cell table:style-name="ce6" table:formula="of:=[.M54]/[.I54]" office:value-type="float" office:value="13.2136363636364" calcext:value-type="float">
            <text:p/>
          </table:table-cell>
          <table:table-cell table:style-name="ce1" office:value-type="float" office:value="14084" calcext:value-type="float">
            <text:p>1408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3" table:number-columns-repeated="2"/>
          <table:table-cell table:style-name="ce5"/>
          <table:table-cell table:style-name="ce6" table:formula="of:=11*1/0.85" office:value-type="float" office:value="12.9411764705882" calcext:value-type="float">
            <text:p/>
          </table:table-cell>
          <table:table-cell table:style-name="ce6" table:formula="of:=0.11*1/0.85" office:value-type="float" office:value="0.129411764705882" calcext:value-type="float">
            <text:p/>
          </table:table-cell>
          <table:table-cell table:style-name="ce6" table:formula="of:=1/[.I55]" office:value-type="float" office:value="7.72727272727275" calcext:value-type="float">
            <text:p/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1/[.K55]" office:value-type="float" office:value="0.666666666666667" calcext:value-type="float">
            <text:p/>
          </table:table-cell>
          <table:table-cell table:style-name="ce1" office:value-type="float" office:value="3.27" calcext:value-type="float">
            <text:p>3.27</text:p>
          </table:table-cell>
          <table:table-cell table:style-name="ce6" table:formula="of:=[.K55]/[.I55]" office:value-type="float" office:value="11.5909090909091" calcext:value-type="float">
            <text:p/>
          </table:table-cell>
          <table:table-cell table:style-name="ce6" table:formula="of:=[.M55]/[.I55]" office:value-type="float" office:value="25.2681818181819" calcext:value-type="float">
            <text:p/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3" table:number-columns-repeated="2"/>
          <table:table-cell table:style-name="ce5"/>
          <table:table-cell table:style-name="ce6" table:formula="of:=22*1/0.85" office:value-type="float" office:value="25.8823529411765" calcext:value-type="float">
            <text:p/>
          </table:table-cell>
          <table:table-cell table:style-name="ce6" office:value-type="float" office:value="0.13" calcext:value-type="float">
            <text:p>0.13</text:p>
          </table:table-cell>
          <table:table-cell table:style-name="ce6" table:formula="of:=1/[.I56]" office:value-type="float" office:value="7.69230769230769" calcext:value-type="float">
            <text:p/>
          </table:table-cell>
          <table:table-cell table:style-name="ce1" table:number-columns-repeated="2"/>
          <table:table-cell table:style-name="ce1" office:value-type="float" office:value="6.35" calcext:value-type="float">
            <text:p>6.35</text:p>
          </table:table-cell>
          <table:table-cell table:style-name="ce6"/>
          <table:table-cell table:style-name="ce6" table:formula="of:=[.M56]/[.I56]" office:value-type="float" office:value="48.8461538461538" calcext:value-type="float">
            <text:p/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95653" calcext:value-type="float">
            <text:p>1595653</text:p>
          </table:table-cell>
          <table:table-cell table:style-name="ce1" office:value-type="float" office:value="96" calcext:value-type="float">
            <text:p>96</text:p>
          </table:table-cell>
          <table:table-cell table:style-name="ce3" office:value-type="float" office:value="6.0022E-031" calcext:value-type="float">
            <text:p>6.0022E-031</text:p>
          </table:table-cell>
          <table:table-cell table:style-name="ce3" office:value-type="float" office:value="6.0051E-031" calcext:value-type="float">
            <text:p>6.0051E-031</text:p>
          </table:table-cell>
          <table:table-cell table:style-name="ce5" table:formula="of:=ABS(([.F57]-[.E57])/[.F57]*100)" office:value-type="float" office:value="0.0482922848911638" calcext:value-type="float">
            <text:p/>
          </table:table-cell>
          <table:table-cell table:style-name="ce6" table:formula="of:=4.2*1/0.85" office:value-type="float" office:value="4.94117647058824" calcext:value-type="float">
            <text:p/>
          </table:table-cell>
          <table:table-cell table:style-name="ce6" table:formula="of:=0.42*1/0.85" office:value-type="float" office:value="0.494117647058824" calcext:value-type="float">
            <text:p/>
          </table:table-cell>
          <table:table-cell table:style-name="ce6" table:formula="of:=1/[.I57]" office:value-type="float" office:value="2.02380952380952" calcext:value-type="float">
            <text:p/>
          </table:table-cell>
          <table:table-cell table:style-name="ce1" office:value-type="float" office:value="0.42" calcext:value-type="float">
            <text:p>0.42</text:p>
          </table:table-cell>
          <table:table-cell table:style-name="ce1" table:formula="of:=1/[.K57]" office:value-type="float" office:value="2.38095238095238" calcext:value-type="float">
            <text:p/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K57]/[.I57]" office:value-type="float" office:value="0.849999999999999" calcext:value-type="float">
            <text:p/>
          </table:table-cell>
          <table:table-cell table:style-name="ce6" table:formula="of:=[.M57]/[.I57]" office:value-type="float" office:value="1.21428571428571" calcext:value-type="float">
            <text:p/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2255" calcext:value-type="float">
            <text:p>2442255</text:p>
          </table:table-cell>
          <table:table-cell table:style-name="ce1" office:value-type="float" office:value="197" calcext:value-type="float">
            <text:p>197</text:p>
          </table:table-cell>
          <table:table-cell table:style-name="ce3" office:value-type="float" office:value="3.6235E-061" calcext:value-type="float">
            <text:p>3.6235E-061</text:p>
          </table:table-cell>
          <table:table-cell table:style-name="ce3" office:value-type="float" office:value="3.6276E-061" calcext:value-type="float">
            <text:p>3.6276E-061</text:p>
          </table:table-cell>
          <table:table-cell table:style-name="ce5" table:formula="of:=ABS(([.F58]-[.E58])/[.F58]*100)" office:value-type="float" office:value="0.1130223839453" calcext:value-type="float">
            <text:p/>
          </table:table-cell>
          <table:table-cell table:style-name="ce6" table:formula="of:=8.4*1/0.85" office:value-type="float" office:value="9.88235294117647" calcext:value-type="float">
            <text:p/>
          </table:table-cell>
          <table:table-cell table:style-name="ce6" table:formula="of:=0.42*1/0.85" office:value-type="float" office:value="0.494117647058824" calcext:value-type="float">
            <text:p/>
          </table:table-cell>
          <table:table-cell table:style-name="ce6" table:formula="of:=1/[.I58]" office:value-type="float" office:value="2.02380952380952" calcext:value-type="float">
            <text:p/>
          </table:table-cell>
          <table:table-cell table:style-name="ce1" office:value-type="float" office:value="0.69" calcext:value-type="float">
            <text:p>0.69</text:p>
          </table:table-cell>
          <table:table-cell table:style-name="ce1" table:formula="of:=1/[.K58]" office:value-type="float" office:value="1.44927536231884" calcext:value-type="float">
            <text:p/>
          </table:table-cell>
          <table:table-cell table:style-name="ce1" office:value-type="float" office:value="1.07" calcext:value-type="float">
            <text:p>1.07</text:p>
          </table:table-cell>
          <table:table-cell table:style-name="ce6" table:formula="of:=[.K58]/[.I58]" office:value-type="float" office:value="1.39642857142857" calcext:value-type="float">
            <text:p/>
          </table:table-cell>
          <table:table-cell table:style-name="ce6" table:formula="of:=[.M58]/[.I58]" office:value-type="float" office:value="2.16547619047619" calcext:value-type="float">
            <text:p/>
          </table:table-cell>
          <table:table-cell table:style-name="ce1" office:value-type="float" office:value="5635" calcext:value-type="float">
            <text:p>563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3" table:number-columns-repeated="2"/>
          <table:table-cell table:style-name="ce5"/>
          <table:table-cell table:style-name="ce7" table:formula="of:=21*1/0.85" office:value-type="float" office:value="24.7058823529412" calcext:value-type="float">
            <text:p/>
          </table:table-cell>
          <table:table-cell table:style-name="ce6" table:formula="of:=0.42*1/0.85" office:value-type="float" office:value="0.494117647058824" calcext:value-type="float">
            <text:p/>
          </table:table-cell>
          <table:table-cell table:style-name="ce6" table:formula="of:=1/[.I59]" office:value-type="float" office:value="2.02380952380952" calcext:value-type="float">
            <text:p/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1/[.K59]" office:value-type="float" office:value="0.666666666666667" calcext:value-type="float">
            <text:p/>
          </table:table-cell>
          <table:table-cell table:style-name="ce1" office:value-type="float" office:value="2.46" calcext:value-type="float">
            <text:p>2.46</text:p>
          </table:table-cell>
          <table:table-cell table:style-name="ce6" table:formula="of:=[.K59]/[.I59]" office:value-type="float" office:value="3.03571428571428" calcext:value-type="float">
            <text:p/>
          </table:table-cell>
          <table:table-cell table:style-name="ce6" table:formula="of:=[.M59]/[.I59]" office:value-type="float" office:value="4.97857142857142" calcext:value-type="float">
            <text:p/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3" table:number-columns-repeated="2"/>
          <table:table-cell table:style-name="ce5"/>
          <table:table-cell table:style-name="ce7" table:formula="of:=42*1/0.85" office:value-type="float" office:value="49.4117647058824" calcext:value-type="float">
            <text:p/>
          </table:table-cell>
          <table:table-cell table:style-name="ce6" table:formula="of:=0.42*1/0.85" office:value-type="float" office:value="0.494117647058824" calcext:value-type="float">
            <text:p/>
          </table:table-cell>
          <table:table-cell table:style-name="ce6" table:formula="of:=1/[.I60]" office:value-type="float" office:value="2.02380952380952" calcext:value-type="float">
            <text:p/>
          </table:table-cell>
          <table:table-cell table:style-name="ce1" office:value-type="float" office:value="2.9" calcext:value-type="float">
            <text:p>2.9</text:p>
          </table:table-cell>
          <table:table-cell table:style-name="ce1" table:formula="of:=1/[.K60]" office:value-type="float" office:value="0.344827586206897" calcext:value-type="float">
            <text:p/>
          </table:table-cell>
          <table:table-cell table:style-name="ce1" office:value-type="float" office:value="4.78" calcext:value-type="float">
            <text:p>4.78</text:p>
          </table:table-cell>
          <table:table-cell table:style-name="ce6" table:formula="of:=[.K60]/[.I60]" office:value-type="float" office:value="5.86904761904761" calcext:value-type="float">
            <text:p/>
          </table:table-cell>
          <table:table-cell table:style-name="ce6" table:formula="of:=[.M60]/[.I60]" office:value-type="float" office:value="9.67380952380951" calcext:value-type="float">
            <text:p/>
          </table:table-cell>
          <table:table-cell table:style-name="ce8" office:value-type="float" office:value="14000" calcext:value-type="float">
            <text:p>14000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number-columns-repeated="2"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3" table:number-columns-repeated="2"/>
          <table:table-cell table:style-name="ce5"/>
          <table:table-cell table:style-name="ce7" table:formula="of:=84*1/0.85" office:value-type="float" office:value="98.8235294117647" calcext:value-type="float">
            <text:p/>
          </table:table-cell>
          <table:table-cell table:style-name="ce6" table:formula="of:=0.42*1/0.85" office:value-type="float" office:value="0.494117647058824" calcext:value-type="float">
            <text:p/>
          </table:table-cell>
          <table:table-cell table:style-name="ce6" table:formula="of:=1/[.I61]" office:value-type="float" office:value="2.02380952380952" calcext:value-type="float">
            <text:p/>
          </table:table-cell>
          <table:table-cell table:style-name="ce1" table:number-columns-repeated="2"/>
          <table:table-cell table:style-name="ce1" office:value-type="float" office:value="9.52" calcext:value-type="float">
            <text:p>9.52</text:p>
          </table:table-cell>
          <table:table-cell table:style-name="ce6"/>
          <table:table-cell table:style-name="ce6" table:formula="of:=[.M61]/[.I61]" office:value-type="float" office:value="19.2666666666666" calcext:value-type="float">
            <text:p/>
          </table:table-cell>
          <table:table-cell table:style-name="ce8" office:value-type="float" office:value="28000" calcext:value-type="float">
            <text:p>28000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formula="of:=210/0.85" office:value-type="float" office:value="247.058823529412" calcext:value-type="float">
            <text:p/>
          </table:table-cell>
          <table:table-cell office:value-type="float" office:value="0.49" calcext:value-type="float">
            <text:p>0.49</text:p>
          </table:table-cell>
          <table:table-cell table:style-name="ce6"/>
          <table:table-cell table:number-columns-repeated="2"/>
          <table:table-cell office:value-type="float" office:value="23.59" calcext:value-type="float">
            <text:p>23.59</text:p>
          </table:table-cell>
          <table:table-cell table:style-name="ce6"/>
          <table:table-cell table:style-name="ce6" table:formula="of:=[.M62]/[.I62]" office:value-type="float" office:value="48.142857142857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5"/>
          <table:table-cell table:formula="of:=1275/0.85" office:value-type="float" office:value="1500" calcext:value-type="float">
            <text:p/>
          </table:table-cell>
          <table:table-cell table:formula="of:=2.55/0.85" office:value-type="float" office:value="3" calcext:value-type="float">
            <text:p/>
          </table:table-cell>
          <table:table-cell table:style-name="ce6"/>
          <table:table-cell table:number-columns-repeated="2"/>
          <table:table-cell office:value-type="float" office:value="74.52" calcext:value-type="float">
            <text:p>74.52</text:p>
          </table:table-cell>
          <table:table-cell table:style-name="ce6"/>
          <table:table-cell table:style-name="ce6" table:formula="of:=[.M63]/[.I63]" office:value-type="float" office:value="24.84" calcext:value-type="float">
            <text:p/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ew data</text:p>
          </table:table-cell>
          <table:table-cell office:value-type="string" calcext:value-type="string">
            <text:p>OP1_width:36</text:p>
          </table:table-cell>
          <table:table-cell office:value-type="string" calcext:value-type="string">
            <text:p>OP2_width:36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66808555" calcext:value-type="float">
            <text:p>2866808555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4" office:value-type="float" office:value="5.2655E-031" calcext:value-type="float">
            <text:p>5.2655E-031</text:p>
          </table:table-cell>
          <table:table-cell table:style-name="ce1" table:formula="of:=ABS(([.F68]-[.E68])/[.F68]*100)" office:value-type="float" office:value="0" calcext:value-type="float">
            <text:p/>
          </table:table-cell>
          <table:table-cell table:number-columns-repeated="10"/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00:25:26.87792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17:01:13.704340921</meta:creation-date>
    <dc:date>2014-07-05T02:12:07.777310008</dc:date>
    <meta:editing-duration>P1DT11H3M53S</meta:editing-duration>
    <meta:editing-cycles>11</meta:editing-cycles>
    <meta:generator>LibreOffice/4.2.3.3$Linux_X86_64 LibreOffice_project/420m0$Build-3</meta:generator>
    <meta:document-statistic meta:table-count="1" meta:cell-count="369" meta:object-count="0"/>
  </office:meta>
</office:document-meta>
</file>